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02cm solid #000000" fo:border-top="none" fo:border-bottom="none"/>
    </style:style>
    <style:style style:name="Tabella3.B1" style:family="table-cell">
      <style:table-cell-properties style:vertical-align="" fo:background-color="#e6e6e6" fo:padding="0.097cm" fo:border="0.002cm solid #000000">
        <style:background-image/>
      </style:table-cell-properties>
    </style:style>
    <style:style style:name="Tabella3.B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535cm" style:rel-column-width="22540*"/>
    </style:style>
    <style:style style:name="Tabella1.B" style:family="table-column">
      <style:table-column-properties style:column-width="3.069cm" style:rel-column-width="10585*"/>
    </style:style>
    <style:style style:name="Tabella1.C" style:family="table-column">
      <style:table-column-properties style:column-width="2.223cm" style:rel-column-width="7665*"/>
    </style:style>
    <style:style style:name="Tabella1.E" style:family="table-column">
      <style:table-column-properties style:column-width="1.984cm" style:rel-column-width="6844*"/>
    </style:style>
    <style:style style:name="Tabella1.F" style:family="table-column">
      <style:table-column-properties style:column-width="2.967cm" style:rel-column-width="10236*"/>
    </style:style>
    <style:style style:name="Tabella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="0.002cm solid #000000"/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02cm solid #000000" fo:border-right="none" fo:border-top="0.002cm solid #000000" fo:border-bottom="none"/>
    </style:style>
    <style:style style:name="Tabella2.B1" style:family="table-cell">
      <style:table-cell-properties fo:padding="0.097cm" fo:border-left="none" fo:border-right="0.002cm solid #000000" fo:border-top="0.002cm solid #000000" fo:border-bottom="none"/>
    </style:style>
    <style:style style:name="Tabella2.A2" style:family="table-cell">
      <style:table-cell-properties fo:padding="0.097cm" fo:border-left="0.002cm solid #000000" fo:border-right="none" fo:border-top="none" fo:border-bottom="none"/>
    </style:style>
    <style:style style:name="Tabella2.B2" style:family="table-cell">
      <style:table-cell-properties fo:padding="0.097cm" fo:border-left="none" fo:border-right="0.002cm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B3" style:family="table-cell">
      <style:table-cell-properties fo:background-color="#e6e6e6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3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6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8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0" style:family="paragraph" style:parent-style-name="Text_20_body">
      <style:text-properties fo:font-size="6pt" style:font-size-asian="5.25pt" style:font-size-complex="6pt"/>
    </style:style>
    <style:style style:name="P31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style:font-name="Ubuntu Light1"/>
    </style:style>
    <style:style style:name="T10" style:family="text">
      <style:text-properties style:font-name="Ubuntu Light1" fo:font-weight="bold" style:font-weight-asian="bold" style:font-weight-complex="bold"/>
    </style:style>
    <style:style style:name="T11" style:family="text">
      <style:text-properties style:font-name="Ubuntu Light1"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4"/>
          </table:table-cell>
          <table:table-cell table:style-name="Tabella3.B1" office:value-type="string">
            <text:p text:style-name="P8"><text:placeholder text:placeholder-type="text">&lt;o.partner_id.name&gt;</text:placeholder></text:p>
            <text:p text:style-name="P7"><text:span text:style-name="T8"><text:placeholder text:placeholder-type="text">&lt;o.partner_id.street&gt;</text:placeholder></text:span><text:span text:style-name="T8"> - </text:span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27"/>
          </table:table-cell>
          <table:table-cell table:style-name="Tabella3.B2" office:value-type="string">
            <text:p text:style-name="P6"><text:span text:style-name="T6"><text:placeholder text:placeholder-type="text">&lt;_("Phone")&gt;</text:placeholder></text:span><text:span text:style-name="T6">: </text:span><text:span text:style-name="T6"><text:placeholder text:placeholder-type="text">&lt;o.partner_id.phone&gt;</text:placeholder></text:span></text:p>
            <text:p text:style-name="P9"><text:span text:style-name="T6"><text:placeholder text:placeholder-type="text">&lt;_("Fax")&gt;</text:placeholder></text:span><text:span text:style-name="T6">: </text:span><text:span text:style-name="T6"><text:placeholder text:placeholder-type="text">&lt;o.partner_id.fax&gt;</text:placeholder></text:span></text:p>
            <text:p text:style-name="P9"><text:span text:style-name="T6"><text:placeholder text:placeholder-type="text">&lt;_("E-mail")&gt;</text:placeholder></text:span><text:span text:style-name="T6">: </text:span><text:span text:style-name="T6"><text:placeholder text:placeholder-type="text">&lt;o.partner_id.email&gt;</text:placeholder></text:span></text:p>
            <text:p text:style-name="P9"><text:span text:style-name="T6"><text:placeholder text:placeholder-type="text">&lt;if test="o.partner_id.vat"&gt;</text:placeholder></text:span></text:p>
            <text:p text:style-name="P9"><text:span text:style-name="T6"><text:placeholder text:placeholder-type="text">&lt;_("VAT")&gt;</text:placeholder></text:span><text:span text:style-name="T6">: </text:span><text:span text:style-name="T6"><text:placeholder text:placeholder-type="text">&lt;o.partner_id.vat&gt;</text:placeholder></text:span></text:p>
            <text:p text:style-name="P9"><text:span text:style-name="T6"><text:placeholder text:placeholder-type="text">&lt;/if&gt;</text:placeholder></text:span></text:p>
            <text:p text:style-name="P9"><text:span text:style-name="T6"><text:placeholder text:placeholder-type="text">&lt;if test="o.partner_id.fiscalcode"&gt;</text:placeholder></text:span></text:p>
            <text:p text:style-name="P9"><text:span text:style-name="T6"><text:placeholder text:placeholder-type="text">&lt;_("Fiscal Code")&gt;</text:placeholder></text:span><text:span text:style-name="T6">: </text:span><text:span text:style-name="T6"><text:placeholder text:placeholder-type="text">&lt;o.partner_id.fiscalcode&gt;</text:placeholder></text:span></text:p>
            <text:p text:style-name="P9"><text:span text:style-name="T6"><text:placeholder text:placeholder-type="text">&lt;/if&gt;</text:placeholder></text:span></text:p>
          </table:table-cell>
        </table:table-row>
      </table:table>
      <text:p text:style-name="P30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6"><text:span text:style-name="T10"><text:placeholder text:placeholder-type="text">&lt;_("INVOICE:") if o.type == 'out_invoice' and (o.state == 'open' or o.state == 'paid') else ""&gt;</text:placeholder></text:span><text:span text:style-name="T10"><text:placeholder text:placeholder-type="text">&lt;_("DRAFT INVOICE:") if o.type == 'draft' else ""&gt;</text:placeholder></text:span><text:span text:style-name="T10"><text:placeholder text:placeholder-type="text">&lt;_("PROFORMA INVOICE:") if (o.type == 'out_invoice' and o.state == 'proforma2') else ""&gt;</text:placeholder></text:span><text:span text:style-name="T10"><text:placeholder text:placeholder-type="text">&lt;_("CANCELED INVOICE:") if (o.type == 'out_invoice' and o.state == 'cancel')  else ""&gt;</text:placeholder></text:span><text:span text:style-name="T10"><text:placeholder text:placeholder-type="text">&lt;_("REFUND:") if (o.type=='out_refund')  else ""&gt;</text:placeholder></text:span><text:span text:style-name="T10"><text:placeholder text:placeholder-type="text">&lt;_("SUPPLIER REFUND:") if (o.type=='in_refund')  else ""&gt;</text:placeholder></text:span><text:span text:style-name="T10"><text:placeholder text:placeholder-type="text">&lt;_("SUPPLIER INVOICE:") if (o.type=='in_invoice')  else ""&gt;</text:placeholder></text:span> <text:span text:style-name="T7"><text:placeholder text:placeholder-type="text">&lt;o.number&gt;</text:placeholder></text:span></text:p>
            <text:p text:style-name="P16"><text:span text:style-name="T7"><text:placeholder text:placeholder-type="text">&lt;_("Ref.")&gt;</text:placeholder></text:span><text:span text:style-name="T7">: </text:span><text:span text:style-name="T7"><text:placeholder text:placeholder-type="text">&lt;o.name&gt;</text:placeholder></text:span></text:p>
          </table:table-cell>
          <table:table-cell table:style-name="Tabella5.A1" office:value-type="string">
            <text:p text:style-name="P20"><text:span text:style-name="T9"><text:placeholder text:placeholder-type="text">&lt;_("Invoice date")&gt;</text:placeholder></text:span>: <text:span text:style-name="T12"><text:placeholder text:placeholder-type="text">&lt;formatLang(o.date_invoice, date=True) if o.date_invoice else ""&gt;</text:placeholder></text:span></text:p>
            <text:p text:style-name="P20"><text:span text:style-name="T9"><text:placeholder text:placeholder-type="text">&lt;_("Due date")&gt;</text:placeholder></text:span>:<text:span text:style-name="T12"> </text:span><text:span text:style-name="T12"><text:placeholder text:placeholder-type="text">&lt;formatLang(o.date_due, date=True) if o.date_due else ""&gt;</text:placeholder></text:span></text:p>
            <text:p text:style-name="P21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5"><text:placeholder text:placeholder-type="text">&lt;_("Product")&gt;</text:placeholder></text:p>
            </table:table-cell>
            <table:table-cell table:style-name="Tabella1.A1" office:value-type="string">
              <text:p text:style-name="P15"><text:placeholder text:placeholder-type="text">&lt;_("Tax")&gt;</text:placeholder></text:p>
            </table:table-cell>
            <table:table-cell table:style-name="Tabella1.A1" office:value-type="string">
              <text:p text:style-name="P15"><text:placeholder text:placeholder-type="text">&lt;_("Quantity")&gt;</text:placeholder></text:p>
            </table:table-cell>
            <table:table-cell table:style-name="Tabella1.A1" office:value-type="string">
              <text:p text:style-name="P15"><text:placeholder text:placeholder-type="text">&lt;_("Unit price")&gt;</text:placeholder></text:p>
            </table:table-cell>
            <table:table-cell table:style-name="Tabella1.A1" office:value-type="string">
              <text:p text:style-name="P15"><text:placeholder text:placeholder-type="text">&lt;_("Discount")&gt;</text:placeholder></text:p>
            </table:table-cell>
            <table:table-cell table:style-name="Tabella1.F1" office:value-type="string">
              <text:p text:style-name="P15"><text:placeholder text:placeholder-type="text">&lt;_("Subtotal")&gt;</text:placeholder>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18"><text:text-input text:description="&lt;for each=&quot;l 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6"><text:placeholder text:placeholder-type="text">&lt;l.name&gt;</text:placeholder></text:p>
            <text:p text:style-name="P21"/>
          </table:table-cell>
          <table:table-cell table:style-name="Tabella1.A3" office:value-type="string">
            <text:p text:style-name="P17"><text:placeholder text:placeholder-type="text">&lt;', '.join([lt.name or '' for lt in l.invoice_line_tax_id])&gt;</text:placeholder></text:p>
          </table:table-cell>
          <table:table-cell table:style-name="Tabella1.A3" office:value-type="string">
            <text:p text:style-name="P17"><text:placeholder text:placeholder-type="text">&lt;l.quantity&gt;</text:placeholder> <text:placeholder text:placeholder-type="text">&lt;(l.uos_id and l.uos_id.name) or ''&gt;</text:placeholder></text:p>
          </table:table-cell>
          <table:table-cell table:style-name="Tabella1.A3" office:value-type="string">
            <text:p text:style-name="P17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A3" office:value-type="string">
            <text:p text:style-name="P17"><text:placeholder text:placeholder-type="text">&lt;formatLang(l.discount, digits=get_digits(dp='Account')) &gt;</text:placeholder> </text:p>
          </table:table-cell>
          <table:table-cell table:style-name="Tabella1.F3" office:value-type="string">
            <text:p text:style-name="P17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F3" table:number-columns-spanned="6" office:value-type="string">
            <text:p text:style-name="P1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8"><text:span text:style-name="T3"><text:placeholder text:placeholder-type="text">&lt;_("Net amount")&gt;</text:placeholder></text:span>:</text:p>
          </table:table-cell>
          <table:table-cell table:style-name="Tabella2.B1" office:value-type="string">
            <text:p text:style-name="P22"><text:placeholder text:placeholder-type="text">&lt;formatLang(o.amount_untaxed, digits=get_digits(dp='Account'))&gt;</text:placeholder></text:p>
          </table:table-cell>
        </table:table-row>
        <text:soft-page-break/>
        <table:table-row>
          <table:table-cell table:style-name="Tabella2.A2" office:value-type="string">
            <text:p text:style-name="P28"><text:span text:style-name="T3"><text:placeholder text:placeholder-type="text">&lt;_("Tax amount")&gt;</text:placeholder></text:span>:</text:p>
          </table:table-cell>
          <table:table-cell table:style-name="Tabella2.B2" office:value-type="string">
            <text:p text:style-name="P22"><text:placeholder text:placeholder-type="text">&lt;formatLang(o.amount_tax, digits=get_digits(dp='Account')) &gt;</text:placeholder></text:p>
          </table:table-cell>
        </table:table-row>
        <table:table-row table:style-name="Tabella2.3">
          <table:table-cell table:style-name="Tabella2.A3" office:value-type="string">
            <text:p text:style-name="P29"><text:s/><text:span text:style-name="T3"><text:placeholder text:placeholder-type="text">&lt;_("Total amount")&gt;</text:placeholder></text:span>:</text:p>
          </table:table-cell>
          <table:table-cell table:style-name="Tabella2.B3" office:value-type="string">
            <text:p text:style-name="P23"><text:placeholder text:placeholder-type="text">&lt;formatLang(o.amount_total, digits=get_digits(dp='Account')) &gt;</text:placeholder></text:p>
          </table:table-cell>
        </table:table-row>
      </table:table>
      <text:p text:style-name="P1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4"><text:span text:style-name="T7"><text:placeholder text:placeholder-type="text">&lt;_("Payment terms")&gt;</text:placeholder></text:span><text:span text:style-name="T7">:</text:span><text:line-break/><text:span text:style-name="T9"><text:placeholder text:placeholder-type="text">&lt;o.payment_term&gt;</text:placeholder></text:span></text:p>
          </table:table-cell>
          <table:table-cell table:style-name="Tabella6.A1" table:number-rows-spanned="2" office:value-type="string">
            <text:p text:style-name="P26"><text:placeholder text:placeholder-type="text">&lt;if test="o.partner_bank_id"&gt;</text:placeholder></text:p>
            <text:p text:style-name="P24"><text:span text:style-name="T7"><text:placeholder text:placeholder-type="text">&lt;_("Bank")&gt;</text:placeholder></text:span><text:span text:style-name="T7">:</text:span><text:line-break/><text:span text:style-name="T9"><text:placeholder text:placeholder-type="text">&lt;o.partner_bank_id.bank_name&gt;</text:placeholder></text:span><text:span text:style-name="T11"> </text:span></text:p>
            <text:p text:style-name="P25"><text:placeholder text:placeholder-type="text">&lt;_("Bank BIC")&gt;</text:placeholder><text:span text:style-name="T9"> </text:span><text:span text:style-name="T9"><text:placeholder text:placeholder-type="text">&lt;o.partner_bank_id.bank_bic&gt;</text:placeholder></text:span></text:p>
            <text:p text:style-name="P26"><text:placeholder text:placeholder-type="text">&lt;/if&gt;</text:placeholder></text:p>
          </table:table-cell>
        </table:table-row>
        <table:table-row>
          <table:table-cell table:style-name="Tabella6.A1" office:value-type="string">
            <text:p text:style-name="P24"><text:span text:style-name="T7"><text:placeholder text:placeholder-type="text">&lt;_("Comment")&gt;</text:placeholder></text:span><text:span text:style-name="T7">:</text:span><text:line-break/><text:span text:style-name="T9"><text:placeholder text:placeholder-type="text">&lt;o.comment&gt;</text:placeholder></text:span></text:p>
          </table:table-cell>
          <table:covered-table-cell/>
        </table:table-row>
      </table:table>
      <text:p text:style-name="P21"/>
      <text:p text:style-name="P1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535cm" style:rel-column-width="22540*"/>
    </style:style>
    <style:style style:name="Tabella4.B" style:family="table-column">
      <style:table-column-properties style:column-width="12.465cm" style:rel-column-width="4299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Frame_20_contents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Table_20_Contents"><draw:frame draw:style-name="Mfr1" draw:name="image: asimage(company.logo)" text:anchor-type="as-char" svg:width="6.341cm" style:rel-width="100%" svg:height="3.341cm" style:rel-height="scale-min" draw:z-index="1"><draw:text-box><text:p text:style-name="MP1"/></draw:text-box></draw:frame></text:p>
            </table:table-cell>
            <table:table-cell table:style-name="Tabella4.B1" office:value-type="string">
              <text:p text:style-name="MP2"><text:placeholder text:placeholder-type="text">&lt;company.name&gt;</text:placeholder></text:p>
              <text:p text:style-name="MP3"><text:placeholder text:placeholder-type="text">&lt;setLang(o.partner_id.lang or 'it_IT')&gt;</text:placeholder></text:p>
              <text:p text:style-name="MP4"><text:span text:style-name="MT1"><text:placeholder text:placeholder-type="text">&lt;_("Address")&gt;</text:placeholder>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4"><text:span text:style-name="MT1"><text:placeholder text:placeholder-type="text">&lt;_("VAT")&gt;</text:placeholder></text:span>: <text:tab/><text:span text:style-name="MT3"><text:placeholder text:placeholder-type="text">&lt;company.vat&gt;</text:placeholder></text:span></text:p>
              <text:p text:style-name="MP4"><text:span text:style-name="MT1"><text:placeholder text:placeholder-type="text">&lt;_("Website")&gt;</text:placeholder></text:span>: <text:tab/><text:span text:style-name="MT3"><text:placeholder text:placeholder-type="text">&lt;company.website&gt;</text:placeholder></text:span></text:p>
              <text:p text:style-name="MP5"><text:span text:style-name="MT1"><text:placeholder text:placeholder-type="text">&lt;_("email")&gt;</text:placeholder>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6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7"/>
      </style:header>
      <style:footer>
        <text:p text:style-name="MP8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11-07T08:51:38</dc:date>
    <meta:editing-duration>P5DT10H56M3S</meta:editing-duration>
    <meta:editing-cycles>535</meta:editing-cycles>
    <meta:generator>LibreOffice/3.3$Unix LibreOffice_project/330m19$Build-401</meta:generator>
    <dc:creator>Nicola Riolini</dc:creator>
    <meta:document-statistic meta:table-count="6" meta:image-count="0" meta:object-count="0" meta:page-count="2" meta:paragraph-count="51" meta:word-count="192" meta:character-count="2201"/>
    <meta:user-defined meta:name="Info 1"/>
    <meta:user-defined meta:name="Info 2"/>
    <meta:user-defined meta:name="Info 3"/>
    <meta:user-defined meta:name="Info 4"/>
  </office:meta>
</office:document-meta>
</file>